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11A0C7872EB2D4A.png" manifest:media-type="image/png"/>
  <manifest:file-entry manifest:full-path="Pictures/1000000000000304000000BDB271BC7B060D1717.png" manifest:media-type="image/png"/>
  <manifest:file-entry manifest:full-path="Pictures/10000000000000C8000000FC3DBF650EDCBB6E39.png" manifest:media-type="image/png"/>
  <manifest:file-entry manifest:full-path="Pictures/10000000000001D7000001D9E82F4871CBF70429.png" manifest:media-type="image/png"/>
  <manifest:file-entry manifest:full-path="Pictures/10000000000002E000000069C18C4C6A6F0F15AD.png" manifest:media-type="image/png"/>
  <manifest:file-entry manifest:full-path="Pictures/10000000000001930000008DC426AA088F6E2595.png" manifest:media-type="image/png"/>
  <manifest:file-entry manifest:full-path="Pictures/100000000000035A00000194474A9ED5B8F04C02.png" manifest:media-type="image/png"/>
  <manifest:file-entry manifest:full-path="Pictures/10000000000002FA000001C7C6C8DBF73E8B7A28.png" manifest:media-type="image/png"/>
  <manifest:file-entry manifest:full-path="Pictures/10000000000003070000019739B216F03AF5903C.png" manifest:media-type="image/png"/>
  <manifest:file-entry manifest:full-path="Pictures/10000000000002EC0000013A8DD4D85B57E7B275.png" manifest:media-type="image/png"/>
  <manifest:file-entry manifest:full-path="Pictures/1000000000000303000001264E8852AFD40A8B8D.png" manifest:media-type="image/png"/>
  <manifest:file-entry manifest:full-path="Pictures/1000000000000309000001CBC71DAE0A49045651.png" manifest:media-type="image/png"/>
  <manifest:file-entry manifest:full-path="Pictures/10000000000002F20000007BC603C0BA40E277A6.png" manifest:media-type="image/png"/>
  <manifest:file-entry manifest:full-path="Pictures/100000000000013900000246DE29E0EA261D1CC8.png" manifest:media-type="image/png"/>
  <manifest:file-entry manifest:full-path="Pictures/10000000000000BE0000003622A15B9AD3EA6AC2.png" manifest:media-type="image/png"/>
  <manifest:file-entry manifest:full-path="Pictures/100000000000004E000000219241A0B608D6A6F1.png" manifest:media-type="image/png"/>
  <manifest:file-entry manifest:full-path="Pictures/10000000000000C100000025601804402961ADF3.png" manifest:media-type="image/png"/>
  <manifest:file-entry manifest:full-path="Pictures/100000000000031700000237EDA4FA70D161F32F.png" manifest:media-type="image/png"/>
  <manifest:file-entry manifest:full-path="Pictures/1000000000000109000000D7FC49FCEA88A3AA6A.png" manifest:media-type="image/png"/>
  <manifest:file-entry manifest:full-path="Pictures/10000000000001DB000001E63E56B2EE03DBF6B0.png" manifest:media-type="image/png"/>
  <manifest:file-entry manifest:full-path="Pictures/10000000000001DB0000025B785D26BE02011EEB.png" manifest:media-type="image/png"/>
  <manifest:file-entry manifest:full-path="Pictures/10000000000001E000000268C7918817C3647F15.png" manifest:media-type="image/png"/>
  <manifest:file-entry manifest:full-path="Pictures/1000000000000089000000CB6EC4E28DBBA6002F.png" manifest:media-type="image/png"/>
  <manifest:file-entry manifest:full-path="Pictures/10000000000002B60000020896B6D042C352EA15.png" manifest:media-type="image/png"/>
  <manifest:file-entry manifest:full-path="Pictures/10000000000002A300000091EF9B285E9B421452.png" manifest:media-type="image/png"/>
  <manifest:file-entry manifest:full-path="Pictures/100000000000036C0000020422A7FD0148EDDD74.png" manifest:media-type="image/png"/>
  <manifest:file-entry manifest:full-path="Pictures/100000000000037600000230F0C1D15A913364CD.png" manifest:media-type="image/png"/>
  <manifest:file-entry manifest:full-path="Pictures/100000000000036900000178EE8C94FE0B2ED947.png" manifest:media-type="image/png"/>
  <manifest:file-entry manifest:full-path="Pictures/100000000000036C0000010E4E27FBA8BB6576FE.png" manifest:media-type="image/png"/>
  <manifest:file-entry manifest:full-path="Pictures/100000000000012C0000020582D4E0F8990A289C.png" manifest:media-type="image/png"/>
  <manifest:file-entry manifest:full-path="Pictures/1000000000000123000002075ADD491C73BD0321.png" manifest:media-type="image/png"/>
  <manifest:file-entry manifest:full-path="Pictures/10000000000001250000027BD04462C067F029F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509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outline1">
      <style:graphic-properties fo:min-height="18.494cm"/>
    </style:style>
    <style:style style:name="pr6" style:family="presentation" style:parent-style-name="lyt-bluelinesgrad-title">
      <style:graphic-properties fo:min-height="3.506cm"/>
    </style:style>
    <style:style style:name="pr7" style:family="presentation" style:parent-style-name="lyt-bluelinesgrad-title">
      <style:graphic-properties fo:min-height="3.727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style:font-name="標楷體2" fo:font-size="48pt" style:font-name-asian="標楷體2" style:font-size-asian="48pt" style:font-size-complex="48pt"/>
    </style:style>
    <style:style style:name="P8" style:family="paragraph">
      <loext:graphic-properties draw:fill-color="#ffffff"/>
      <style:text-properties style:font-size-asian="28.1000003814697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60pt" style:font-size-asian="60pt" style:font-size-complex="60pt"/>
    </style:style>
    <style:style style:name="P11" style:family="paragraph">
      <loext:graphic-properties draw:fill="none"/>
    </style:style>
    <style:style style:name="T1" style:family="text">
      <style:text-properties style:font-name="標楷體2" fo:font-size="40pt" style:font-name-asian="標楷體2" style:font-size-asian="40pt" style:font-size-complex="40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style:font-name="標楷體2" fo:font-size="44pt" style:font-name-asian="標楷體2" style:font-size-asian="44pt" style:font-size-complex="44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60pt" style:font-size-asian="60pt" style:font-size-complex="60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用十分鐘瞭解早期的科學史</text:span></text:p>
            <text:p text:style-name="P1"><text:span text:style-name="T1"/></text:p>
            <text:p text:style-name="P1"><text:span text:style-name="T1">(</text:span><text:span text:style-name="T1">從埃及到文藝復興</text:span><text:span text:style-name="T1">)</text:span></text:p>
            <text:p text:style-name="P1"><text:span text:style-name="T2"/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5</text:span><text:span text:style-name="T3">月</text:span><text:span text:style-name="T3">29</text:span><text:span text:style-name="T3">日</text:span></text:p>
          </draw:text-box>
        </draw:frame>
        <draw:frame draw:style-name="gr1" draw:text-style-name="P3" draw:layer="layout" svg:width="16cm" svg:height="5.318cm" svg:x="0.6cm" svg:y="2.2cm">
          <draw:text-box>
            <text:p><text:span text:style-name="T4">程式人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最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課綱的問題鬧得沸沸揚揚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們總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希望學生這個要學那個也要學！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國英數理化史地<text:line-break/></text:p>
              </text:list-item>
              <text:list-item>
                <text:p>最近還加上了程式設計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通通都是必修課</text:p>
          </draw:text-box>
        </draw:frame>
        <draw:frame presentation:style-name="pr5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這就好像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你想創造出一個甚麼都會的人</text:span><text:span text:style-name="T6"><text:line-break/></text:span><text:span text:style-name="T6"/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結果通常會是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甚麼都有學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甚麼都不行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知道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大家有沒有看過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X-Men電影呢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也就是X戰警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0.291cm" svg:height="12.967cm" svg:x="9.2cm" svg:y="5.754cm">
          <draw:image xlink:href="Pictures/10000000000000C8000000FC3DBF650EDCBB6E39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X戰警裡面</text:p>
          </draw:text-box>
        </draw:frame>
        <draw:frame presentation:style-name="pr5" draw:layer="layout" svg:width="25.6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每個變種人，幾乎都只有一項</text:span><text:span text:style-name="T6"><text:line-break/></text:span><text:span text:style-name="T6">特異功能！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萬磁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只能操控鐵器！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金鋼狼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只有鋼爪可以用！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魔形女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只能變成其他人！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很喜歡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X-Men系列的電影！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因為、你只要有一項超強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就無敵了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7">還記得我曾經寫過一篇小說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叫做《萬磁王的口試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讓我們先來看看好了！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4.2cm" svg:height="14.449cm" svg:x="2.2cm" svg:y="5.351cm">
          <draw:image xlink:href="Pictures/10000000000002FA000001C7C6C8DBF73E8B7A28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4.556cm" svg:height="10.308cm" svg:x="1.8cm" svg:y="6.8cm">
          <draw:image xlink:href="Pictures/10000000000002EC0000013A8DD4D85B57E7B275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4.2cm" svg:height="12.708cm" svg:x="2cm" svg:y="5.8cm">
          <draw:image xlink:href="Pictures/10000000000003070000019739B216F03AF5903C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5.085cm" svg:height="3.577cm" svg:x="1.4cm" svg:y="6.623cm">
          <draw:image xlink:href="Pictures/10000000000002E000000069C18C4C6A6F0F15AD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5.122cm" svg:height="9.578cm" svg:x="1.4cm" svg:y="5.822cm">
          <draw:image xlink:href="Pictures/1000000000000303000001264E8852AFD40A8B8D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4.627cm" svg:height="6.028cm" svg:x="1.373cm" svg:y="6.4cm">
          <draw:image xlink:href="Pictures/1000000000000304000000BDB271BC7B060D1717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4.359cm" svg:height="14.389cm" svg:x="2.24cm" svg:y="5cm">
          <draw:image xlink:href="Pictures/1000000000000309000001CBC71DAE0A49045651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5.759cm" svg:height="4.2cm" svg:x="1.249cm" svg:y="6.2cm">
          <draw:image xlink:href="Pictures/10000000000002F20000007BC603C0BA40E277A6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看完這篇小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不知道大家有甚麼感覺！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每個人的感覺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可能都很不一樣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有一點是確定的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就是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些口委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有生命危險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好了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現在小說看完了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讓我們言歸正傳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回到主題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就是《科學史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記得在國中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開始學物理化學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物理課本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一開始就是牛頓力學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們每天都在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幾牛頓的力可以造成多少加速度</text:span><text:span text:style-name="T8">...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學生們總是一直算一直算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如果不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除了考試無法得高分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還有可能會有幾牛頓的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透過藤條傳導到你的手上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都一直算來算去，深怕答案是錯的！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知道為甚麼牛頓要發明力學嗎？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你是否知道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牛頓為何會成為《力學》和《微積分》的創始人呢？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牛頓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倒底想解決甚麼問題呢？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關於這個問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我已經在先前的一篇十分鐘系列</text:span></text:p>
                <text:list>
                  <text:list-item>
                    <text:p><text:span text:style-name="T1">一個程式人對物理學的疑惑</text:span></text:p>
                  </text:list-item>
                  <text:list-item>
                    <text:p><text:span text:style-name="T1">以及對新物理學的奇幻想法</text:span></text:p>
                  </text:list-item>
                </text:list>
              </text:list-item>
              <text:list-item>
                <text:p><text:span text:style-name="T1">當中詳細的解釋過了！</text:span>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6">牛頓發明力學和微積分的原因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主要是為了解釋<text:line-break/>《天體運行的規律》</text:p>
              </text:list-item>
            </text:list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10">特別是《克卜勒》的三大行星定律</text:span></text:p>
          </draw:text-box>
        </draw:frame>
        <draw:frame presentation:style-name="pr4" draw:layer="layout" svg:width="25.199cm" svg:height="18.494cm" svg:x="1.401cm" svg:y="6.014cm" presentation:class="outline" presentation:user-transformed="true">
          <draw:text-box>
            <text:list text:style-name="L3">
              <text:list-item>
                <text:p><text:span text:style-name="T11">第一定律 </text:span><text:span text:style-name="T11">: </text:span><text:span text:style-name="T11">橢圓定律</text:span></text:p>
              </text:list-item>
              <text:list-item>
                <text:p><text:span text:style-name="T11">第二定律 </text:span><text:span text:style-name="T11">: </text:span><text:span text:style-name="T11">等面積定律</text:span></text:p>
              </text:list-item>
              <text:list-item>
                <text:p><text:span text:style-name="T11">第三定律 </text:span><text:span text:style-name="T11">: </text:span><text:span text:style-name="T11">週期定律</text:span></text:p>
              </text:list-item>
            </text:list>
          </draw:text-box>
        </draw:frame>
        <draw:frame draw:style-name="gr3" draw:text-style-name="P5" draw:layer="layout" svg:width="9.081cm" svg:height="16.886cm" svg:x="16.72cm" svg:y="3.8cm">
          <draw:image xlink:href="Pictures/100000000000013900000246DE29E0EA261D1CC8.png" xlink:type="simple" xlink:show="embed" xlink:actuate="onLoad">
            <text:p/>
          </draw:image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牛頓發現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《萬有引力》的概念，加上《微積分》之後，可以很完美的推導出《克卜勒三大行星定律》</text:span>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牛頓三大運動定律分別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第一定律</text:span><text:span text:style-name="T8">:</text:span><text:span text:style-name="T8">慣性定律</text:span></text:p>
              </text:list-item>
              <text:list-item>
                <text:p><text:span text:style-name="T8">第二定律</text:span><text:span text:style-name="T8">:</text:span><text:span text:style-name="T8">加速度定律</text:span></text:p>
              </text:list-item>
              <text:list-item>
                <text:p><text:span text:style-name="T8">第三定律</text:span><text:span text:style-name="T8">:</text:span><text:span text:style-name="T8">反作用力定律</text:span></text:p>
              </text:list-item>
            </text:list>
          </draw:text-box>
        </draw:frame>
        <draw:frame draw:style-name="gr3" draw:text-style-name="P5" draw:layer="layout" svg:width="8.452cm" svg:height="2.4cm" svg:x="18.174cm" svg:y="5.6cm">
          <draw:image xlink:href="Pictures/10000000000000BE0000003622A15B9AD3EA6AC2.png" xlink:type="simple" xlink:show="embed" xlink:actuate="onLoad">
            <text:p/>
          </draw:image>
        </draw:frame>
        <draw:frame draw:style-name="gr3" draw:text-style-name="P5" draw:layer="layout" svg:width="4.6cm" svg:height="1.943cm" svg:x="19.2cm" svg:y="9cm">
          <draw:image xlink:href="Pictures/100000000000004E000000219241A0B608D6A6F1.png" xlink:type="simple" xlink:show="embed" xlink:actuate="onLoad">
            <text:p/>
          </draw:image>
        </draw:frame>
        <draw:frame draw:style-name="gr3" draw:text-style-name="P5" draw:layer="layout" svg:width="8.353cm" svg:height="1.6cm" svg:x="18.6cm" svg:y="12.2cm">
          <draw:image xlink:href="Pictures/10000000000000C100000025601804402961ADF3.png" xlink:type="simple" xlink:show="embed" xlink:actuate="onLoad">
            <text:p/>
          </draw:image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7">從萬有引力推出行星軌道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必須要用到微分方程式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以下是這些推論的過程</text:p>
          </draw:text-box>
        </draw:frame>
        <draw:frame presentation:style-name="pr5" draw:text-style-name="P9" draw:layer="layout" svg:width="25.199cm" svg:height="18.494cm" svg:x="1.202cm" svg:y="5.2cm" presentation:class="outline" presentation:user-transformed="true">
          <draw:text-box>
            <text:list text:style-name="L3">
              <text:list-item>
                <text:p><text:span text:style-name="T11">克卜勒的第二行星定律</text:span><text:span text:style-name="T11">(</text:span><text:span text:style-name="T11">等面積定律</text:span><text:span text:style-name="T11">)</text:span></text:p>
              </text:list-item>
            </text:list>
          </draw:text-box>
        </draw:frame>
        <draw:frame draw:style-name="gr3" draw:text-style-name="P5" draw:layer="layout" svg:width="19.53cm" svg:height="13.998cm" svg:x="4.071cm" svg:y="6.8cm">
          <draw:image xlink:href="Pictures/100000000000031700000237EDA4FA70D161F32F.pn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2">接著是第一行星定律</text:span></text:p>
          </draw:text-box>
        </draw:frame>
        <draw:frame presentation:style-name="pr5" draw:layer="layout" svg:width="25.199cm" svg:height="18.494cm" svg:x="1.517cm" svg:y="5.43cm" presentation:class="outline" presentation:user-transformed="true">
          <draw:text-box>
            <text:list text:style-name="L3">
              <text:list-item>
                <text:p><text:span text:style-name="T13">也就是《橢圓定律》的推導</text:span></text:p>
              </text:list-item>
            </text:list>
          </draw:text-box>
        </draw:frame>
        <draw:frame draw:style-name="gr3" draw:text-style-name="P5" draw:layer="layout" svg:width="12.568cm" svg:height="12.859cm" svg:x="1.632cm" svg:y="7.2cm">
          <draw:image xlink:href="Pictures/10000000000001DB000001E63E56B2EE03DBF6B0.png" xlink:type="simple" xlink:show="embed" xlink:actuate="onLoad">
            <text:p/>
          </draw:image>
        </draw:frame>
        <draw:frame draw:style-name="gr3" draw:text-style-name="P5" draw:layer="layout" svg:width="12.568cm" svg:height="15.955cm" svg:x="15cm" svg:y="4.645cm">
          <draw:image xlink:href="Pictures/10000000000001DB0000025B785D26BE02011EEB.png" xlink:type="simple" xlink:show="embed" xlink:actuate="onLoad">
            <text:p/>
          </draw:image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是第三行星定律</text:p>
          </draw:text-box>
        </draw:frame>
        <draw:frame presentation:style-name="pr5" draw:layer="layout" svg:width="25.199cm" svg:height="18.494cm" svg:x="1.1cm" svg:y="5.214cm" presentation:class="outline" presentation:user-transformed="true">
          <draw:text-box>
            <text:list text:style-name="L3">
              <text:list-item>
                <text:p><text:span text:style-name="T13">也就是《週期定律》的推導</text:span></text:p>
              </text:list-item>
            </text:list>
          </draw:text-box>
        </draw:frame>
        <draw:frame draw:style-name="gr3" draw:text-style-name="P5" draw:layer="layout" svg:width="11.1cm" svg:height="14.245cm" svg:x="2.6cm" svg:y="6.6cm">
          <draw:image xlink:href="Pictures/10000000000001E000000268C7918817C3647F15.png" xlink:type="simple" xlink:show="embed" xlink:actuate="onLoad">
            <text:p/>
          </draw:image>
        </draw:frame>
        <draw:frame draw:style-name="gr3" draw:text-style-name="P5" draw:layer="layout" svg:width="10.862cm" svg:height="10.908cm" svg:x="15.7cm" svg:y="4.192cm">
          <draw:image xlink:href="Pictures/10000000000001D7000001D9E82F4871CBF70429.png" xlink:type="simple" xlink:show="embed" xlink:actuate="onLoad">
            <text:p/>
          </draw:image>
        </draw:frame>
        <draw:frame draw:style-name="gr3" draw:text-style-name="P5" draw:layer="layout" svg:width="6.011cm" svg:height="4.876cm" svg:x="15.7cm" svg:y="15.424cm">
          <draw:image xlink:href="Pictures/1000000000000109000000D7FC49FCEA88A3AA6A.png" xlink:type="simple" xlink:show="embed" xlink:actuate="onLoad">
            <text:p/>
          </draw:image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們上物理課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老師通常不會告訴我們，這些科學的歷史</text:span></text:p>
              </text:list-item>
              <text:list-item>
                <text:p><text:span text:style-name="T6">即使講了，或許我們也聽不懂</text:span>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我發現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科學的發展史非常的有趣！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透過這些歷史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可以讓我們回到過去，徹底體會科學家們的想法！</text:p>
              </text:list-item>
            </text:list>
          </draw:text-box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現在、就讓我們來一段</text:p>
          </draw:text-box>
        </draw:frame>
        <draw:frame presentation:style-name="pr5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時光之旅吧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話說五千多年前的古埃及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是尼羅河與法老王的年代</text:p>
              </text:list-item>
            </text:list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尼羅河每年氾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於是、農田的界線就消失了</text:p>
              </text:list-item>
            </text:list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為了讓這些界線重現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古埃及人發展出了《幾何學》</text:span>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雖然如此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但是埃及人的算術不太好</text:p>
              </text:list-item>
              <text:list-item>
                <text:p>這點或許和複雜的象形數字有關！</text:p>
              </text:list-item>
            </text:list>
          </draw:text-box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7">為何複雜的象形數字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會影響算術能力呢？</text:span></text:p>
              </text:list-item>
            </text:list>
          </draw:text-box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關於這點</text:p>
          </draw:text-box>
        </draw:frame>
        <draw:frame presentation:style-name="pr5" draw:layer="layout" svg:width="14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你只要看看《康熙皇帝》的數學作業就可以理解了！</text:span></text:p>
              </text:list-item>
            </text:list>
          </draw:text-box>
        </draw:frame>
        <draw:frame draw:style-name="gr3" draw:text-style-name="P5" draw:layer="layout" svg:width="10.4cm" svg:height="15.41cm" svg:x="15.8cm" svg:y="5cm">
          <draw:image xlink:href="Pictures/1000000000000089000000CB6EC4E28DBBA6002F.png" xlink:type="simple" xlink:show="embed" xlink:actuate="onLoad">
            <text:p/>
          </draw:image>
        </draw:frame>
        <draw:frame draw:style-name="gr5" draw:text-style-name="P11" draw:layer="layout" svg:width="14.679cm" svg:height="1.759cm" svg:x="0.6cm" svg:y="19.241cm">
          <draw:text-box>
            <text:p>圖片來源：http://math.ntnu.edu.tw/~horng/letter/vol2no1a.htm</text:p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康熙看了很頭大、批示說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1">朕自起身起身以來，每日同阿哥等察【阿而熱巴拉新法】，最難明白，他說比舊法易，看來比舊法愈難，錯處易甚多，騖突處也不少 </text:span><text:span text:style-name="T11">...... </text:span><text:span text:style-name="T11">還有言者：甲乘甲、乙乘乙，總無數目，即乘出來亦不知多少，看起來想是此人算法平平耳。（參考【掌故叢編】二輯【清聖組諭旨二】）</text:span></text:p>
              </text:list-item>
            </text:list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現在、你應該知道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阿拉伯數字的重要性了吧！</text:p>
              </text:list-item>
            </text:list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阿拉伯數字，其實不是阿拉伯人發明的</text:p>
              </text:list-item>
              <text:list-item>
                <text:p>而是印度人發明的！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7">公元</text:span><text:span text:style-name="T7">570</text:span><text:span text:style-name="T7">年、穆罕默德誕生了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後來創立了伊斯蘭教</text:p>
              </text:list-item>
            </text:list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7">公元</text:span><text:span text:style-name="T7">622</text:span><text:span text:style-name="T7">年他收到阿拉旨意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要求穆斯林們遷移到《麥加》</text:span></text:p>
              </text:list-item>
            </text:list>
          </draw:text-box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並且要求穆斯林團結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不分種族、血緣和家族，只要是穆斯林，就視同家人。</text:p>
              </text:list-item>
            </text:list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公元630年他們攻下麥加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創造出了政教合一的伊斯蘭國</text:span></text:p>
              </text:list-item>
            </text:list>
          </draw:text-box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6">穆罕默德領導的伊斯蘭國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崇尚知識並鼓勵人民追求學問</text:span></text:p>
              </text:list-item>
              <text:list-item>
                <text:p><text:span text:style-name="T6">學校除教授《古蘭經》之外，還學習文學、邏輯、數學和天文學。</text:span></text:p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這個時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伊斯蘭人吸收了古希臘、羅馬、埃及、中國等各方的學問，讓阿拉伯成為世界學術的中心。</text:span></text:p>
              </text:list-item>
            </text:list>
          </draw:text-box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開展了一段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經歷兩百多年的《阿拉伯伊斯蘭》學術興盛時期！</text:p>
              </text:list-item>
            </text:list>
          </draw:text-box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公元830年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阿巴斯王朝的馬孟王，在巴格達設立《智慧院》，下設《圖書館、天文台和編譯局》</text:span></text:p>
              </text:list-item>
            </text:list>
          </draw:text-box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到了歐洲文藝復興時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這些由阿拉伯穆斯林所保存的典籍與學問，又傳回到了歐洲，讓歐洲得以渡過中古黑暗時期，邁向文藝復興。</text:span></text:p>
              </text:list-item>
            </text:list>
          </draw:text-box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此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歐洲人才會誤以為，印度發明的數字，是阿拉伯數字！</text:p>
              </text:list-item>
            </text:list>
          </draw:text-box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科學的發展，並沒有那麼簡單！</text:span></text:p>
              </text:list-item>
            </text:list>
          </draw:text-box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文藝復興時期的歐洲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還面臨著重重障礙！</text:p>
              </text:list-item>
            </text:list>
          </draw:text-box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特別是來自教會的束縛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到底為甚麼教會會束縛科學的發展呢？</text:p>
              </text:list-item>
            </text:list>
          </draw:text-box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關於這點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我們非得回到當時的教會，才能夠有所理解。</text:p>
              </text:list-item>
            </text:list>
          </draw:text-box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特別是當你看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馬丁路德的《</text:span><text:span text:style-name="T6">95</text:span><text:span text:style-name="T6">條論綱》之後，就會知道問題有多大了！</text:span></text:p>
              </text:list-item>
            </text:list>
          </draw:text-box>
        </draw:fram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8">1517</text:span><text:span text:style-name="T8">年，馬丁路德提出九十五條論綱</text:span></text:p>
          </draw:text-box>
        </draw:frame>
        <draw:frame presentation:style-name="pr5" draw:layer="layout" svg:width="25.199cm" svg:height="18.494cm" svg:x="1cm" svg:y="5.4cm" presentation:class="outline" presentation:user-transformed="true">
          <draw:text-box>
            <text:list text:style-name="L3">
              <text:list-item>
                <text:p><text:span text:style-name="T9">開啟了宗教改革的浪潮！</text:span></text:p>
              </text:list-item>
            </text:list>
          </draw:text-box>
        </draw:frame>
        <draw:frame draw:style-name="gr3" draw:text-style-name="P5" draw:layer="layout" svg:width="16.963cm" svg:height="12.71cm" svg:x="6.037cm" svg:y="7.4cm">
          <draw:image xlink:href="Pictures/10000000000002B60000020896B6D042C352EA15.png" xlink:type="simple" xlink:show="embed" xlink:actuate="onLoad">
            <text:p/>
          </draw:image>
        </draw:fram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6">傳統以羅馬教廷為主的天主教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當時已然成為龐大的既得利益者！</text:span></text:p>
              </text:list-item>
            </text:list>
          </draw:text-box>
        </draw:fram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7">所以馬丁路德的</text:span><text:span text:style-name="T7">95</text:span><text:span text:style-name="T7">條論綱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直指教會是腐敗的根源，特別是有關贖罪券的問題，更是他批判的首要對象！</text:span></text:p>
              </text:list-item>
            </text:list>
          </draw:text-box>
        </draw:fram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以下是完整的95條論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內容來自 </text:span><text:span text:style-name="T11">http://www.christianstudy.com/</text:span></text:p>
              </text:list-item>
            </text:list>
          </draw:text-box>
        </draw:frame>
        <draw:frame draw:style-name="gr3" draw:text-style-name="P5" draw:layer="layout" svg:width="25.31cm" svg:height="5.435cm" svg:x="1cm" svg:y="9.965cm">
          <draw:image xlink:href="Pictures/10000000000002A300000091EF9B285E9B421452.png" xlink:type="simple" xlink:show="embed" xlink:actuate="onLoad">
            <text:p/>
          </draw:image>
        </draw:frame>
        <anim:par presentation:node-type="timing-root">
          <anim:par smil:begin="id9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96" draw:id="id9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-20條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6.762cm" svg:height="12.6cm" svg:x="0.712cm" svg:y="5.8cm">
          <draw:image xlink:href="Pictures/100000000000035A00000194474A9ED5B8F04C02.png" xlink:type="simple" xlink:show="embed" xlink:actuate="onLoad">
            <text:p/>
          </draw:image>
        </draw:fram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97" draw:id="id9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1-45條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5.805cm" svg:height="15.2cm" svg:x="1.2cm" svg:y="4.6cm">
          <draw:image xlink:href="Pictures/100000000000036C0000020422A7FD0148EDDD74.png" xlink:type="simple" xlink:show="embed" xlink:actuate="onLoad">
            <text:p/>
          </draw:image>
        </draw:fram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98" draw:id="id9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46-70條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5.443cm" svg:height="16.08cm" svg:x="1.156cm" svg:y="4cm">
          <draw:image xlink:href="Pictures/100000000000037600000230F0C1D15A913364CD.png" xlink:type="simple" xlink:show="embed" xlink:actuate="onLoad">
            <text:p/>
          </draw:image>
        </draw:fram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99" draw:id="id9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71-85條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6.935cm" svg:height="11.6cm" svg:x="0.4cm" svg:y="5.4cm">
          <draw:image xlink:href="Pictures/100000000000036900000178EE8C94FE0B2ED947.png" xlink:type="simple" xlink:show="embed" xlink:actuate="onLoad">
            <text:p/>
          </draw:image>
        </draw:fram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0" draw:id="id10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86-95條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7.174cm" svg:height="8.374cm" svg:x="0.6cm" svg:y="5.626cm">
          <draw:image xlink:href="Pictures/100000000000036C0000010E4E27FBA8BB6576FE.png" xlink:type="simple" xlink:show="embed" xlink:actuate="onLoad">
            <text:p/>
          </draw:image>
        </draw:fram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1" draw:id="id10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雖然內容直指贖罪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但其中很多問題，來自羅馬教廷壟斷了《上帝代理人》的職務！</text:p>
              </text:list-item>
            </text:list>
          </draw:text-box>
        </draw:fram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lyt-bluelinesgrad" presentation:presentation-page-layout-name="AL2T1" xml:id="id102" draw:id="id10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後來的新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4">也就是《基督教減去天主教》的那部分！</text:span></text:p>
              </text:list-item>
              <text:list-item>
                <text:p><text:span text:style-name="T14">幾乎都盡可能去除《上帝代理人》的必要性，強調只要禱告就能與上帝直接溝通。</text:span></text:p>
              </text:list-item>
              <text:list-item>
                <text:p><text:span text:style-name="T14">不需要透過代理人！</text:span></text:p>
              </text:list-item>
            </text:list>
          </draw:text-box>
        </draw:frame>
        <anim:par presentation:node-type="timing-root">
          <anim:par smil:begin="id10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lyt-bluelinesgrad" presentation:presentation-page-layout-name="AL2T1" xml:id="id103" draw:id="id10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在科學的領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日心說撼動了地球為宇宙中心的概念！</text:p>
                <text:p/>
              </text:list-item>
            </text:list>
          </draw:text-box>
        </draw:frame>
        <anim:par presentation:node-type="timing-root">
          <anim:par smil:begin="id10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lyt-bluelinesgrad" presentation:presentation-page-layout-name="AL2T1" xml:id="id104" draw:id="id104">
        <office:forms form:automatic-focus="false" form:apply-design-mode="false"/>
        <draw:frame presentation:style-name="pr7" draw:layer="layout" svg:width="25.199cm" svg:height="3.727cm" svg:x="1.4cm" svg:y="0.724cm" presentation:class="title" presentation:user-transformed="true">
          <draw:text-box>
            <text:p><text:span text:style-name="T9">哥白尼</text:span><text:span text:style-name="T9">Nicolaus Copernicus</text:span><text:span text:style-name="T9"><text:line-break/></text:span><text:span text:style-name="T9">1473-1543</text:span></text:p>
          </draw:text-box>
        </draw:frame>
        <draw:frame presentation:style-name="pr5" draw:layer="layout" svg:width="15.8cm" svg:height="18.494cm" svg:x="1.4cm" svg:y="6.014cm" presentation:class="outline" presentation:user-transformed="true">
          <draw:text-box>
            <text:list text:style-name="L3">
              <text:list-item>
                <text:p><text:span text:style-name="T11">在《天體運行論</text:span><text:span text:style-name="T11">, De Revolutionibus Orbium Coelestium</text:span><text:span text:style-name="T11">》一書中提出「日心說」卻不敢發表，直到</text:span><text:span text:style-name="T11">1543</text:span><text:span text:style-name="T11">年死前才敢出版。</text:span></text:p>
              </text:list-item>
            </text:list>
          </draw:text-box>
        </draw:frame>
        <draw:frame draw:style-name="gr3" draw:text-style-name="P5" draw:layer="layout" svg:width="9.337cm" svg:height="16.091cm" svg:x="18.063cm" svg:y="3.121cm">
          <draw:image xlink:href="Pictures/100000000000012C0000020582D4E0F8990A289C.png" xlink:type="simple" xlink:show="embed" xlink:actuate="onLoad">
            <text:p/>
          </draw:image>
        </draw:frame>
        <anim:par presentation:node-type="timing-root">
          <anim:par smil:begin="id10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lyt-bluelinesgrad" presentation:presentation-page-layout-name="AL2T1" xml:id="id105" draw:id="id105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6">1576</text:span><text:span text:style-name="T6">年布魯諾因為講授日心說</text:span></text:p>
          </draw:text-box>
        </draw:frame>
        <draw:frame presentation:style-name="pr5" draw:layer="layout" svg:width="16.2cm" svg:height="18.494cm" svg:x="1.4cm" svg:y="6.014cm" presentation:class="outline" presentation:user-transformed="true">
          <draw:text-box>
            <text:list text:style-name="L3">
              <text:list-item>
                <text:p><text:span text:style-name="T14">為逃避學術上的指控而離開義大利到德英法等地。</text:span></text:p>
              </text:list-item>
              <text:list-item>
                <text:p><text:span text:style-name="T14">1592</text:span><text:span text:style-name="T14">年回義大利當教師卻被逮捕，監禁八年後於羅馬鮮花廣場被當眾燒死。</text:span></text:p>
              </text:list-item>
            </text:list>
          </draw:text-box>
        </draw:frame>
        <draw:frame draw:style-name="gr3" draw:text-style-name="P5" draw:layer="layout" svg:width="9cm" svg:height="16.052cm" svg:x="18.4cm" svg:y="4.4cm">
          <draw:image xlink:href="Pictures/1000000000000123000002075ADD491C73BD0321.png" xlink:type="simple" xlink:show="embed" xlink:actuate="onLoad">
            <text:p/>
          </draw:image>
        </draw:frame>
        <anim:par presentation:node-type="timing-root">
          <anim:par smil:begin="id10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lyt-bluelinesgrad" presentation:presentation-page-layout-name="AL2T1" xml:id="id106" draw:id="id10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你知道嗎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哥白尼是牧師會的教士</text:p>
              </text:list-item>
              <text:list-item>
                <text:p>布魯諾24歲時獲任命為神父</text:p>
              </text:list-item>
            </text:list>
          </draw:text-box>
        </draw:frame>
        <anim:par presentation:node-type="timing-root">
          <anim:par smil:begin="id10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lyt-bluelinesgrad" presentation:presentation-page-layout-name="AL2T1" xml:id="id107" draw:id="id107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9">而後來提出行星運動定律的克卜勒</text:span></text:p>
          </draw:text-box>
        </draw:frame>
        <draw:frame presentation:style-name="pr5" draw:layer="layout" svg:width="17.8cm" svg:height="18.494cm" svg:x="1.4cm" svg:y="6.014cm" presentation:class="outline" presentation:user-transformed="true">
          <draw:text-box>
            <text:list text:style-name="L3">
              <text:list-item>
                <text:p><text:span text:style-name="T14">就讀的也是神學院</text:span></text:p>
              </text:list-item>
              <text:list-item>
                <text:p><text:span text:style-name="T14">1600</text:span><text:span text:style-name="T14">年，克卜勒成為第谷的助手，隔年第谷死後留下了詳細的天文觀測資料，讓他得以在研究後提出三大行星定律。</text:span></text:p>
              </text:list-item>
            </text:list>
          </draw:text-box>
        </draw:frame>
        <draw:frame draw:style-name="gr3" draw:text-style-name="P5" draw:layer="layout" svg:width="7.752cm" svg:height="16.802cm" svg:x="19.448cm" svg:y="3.798cm">
          <draw:image xlink:href="Pictures/10000000000001250000027BD04462C067F029FB.png" xlink:type="simple" xlink:show="embed" xlink:actuate="onLoad">
            <text:p/>
          </draw:image>
        </draw:frame>
        <anim:par presentation:node-type="timing-root">
          <anim:par smil:begin="id10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lyt-bluelinesgrad" presentation:presentation-page-layout-name="AL2T1" xml:id="id108" draw:id="id10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有了這些開路先鋒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牛頓才得以集大成提出萬有引力和微積分，然後用微分方程從三大運動定律導出三大行星定律。</text:span></text:p>
              </text:list-item>
            </text:list>
          </draw:text-box>
        </draw:frame>
        <anim:par presentation:node-type="timing-root">
          <anim:par smil:begin="id10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lyt-bluelinesgrad" presentation:presentation-page-layout-name="AL2T1" xml:id="id109" draw:id="id10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科學史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往往不只是科學史</text:p>
              </text:list-item>
            </text:list>
          </draw:text-box>
        </draw:frame>
        <anim:par presentation:node-type="timing-root">
          <anim:par smil:begin="id10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lyt-bluelinesgrad" presentation:presentation-page-layout-name="AL2T1" xml:id="id110" draw:id="id1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會牽涉到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當時的設備與器材</text:p>
              </text:list-item>
              <text:list-item>
                <text:p>以及當時的人心與社會</text:p>
              </text:list-item>
            </text:list>
          </draw:text-box>
        </draw:frame>
        <anim:par presentation:node-type="timing-root">
          <anim:par smil:begin="id1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lyt-bluelinesgrad" presentation:presentation-page-layout-name="AL2T1" xml:id="id111" draw:id="id11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6">我們只有回到那個時空背景下</text:span></text:p>
          </draw:text-box>
        </draw:frame>
        <draw:frame presentation:style-name="pr5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lyt-bluelinesgrad" presentation:presentation-page-layout-name="AL2T1" xml:id="id112" draw:id="id1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才能夠真正的體會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lyt-bluelinesgrad" presentation:presentation-page-layout-name="AL2T1" xml:id="id113" draw:id="id1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科學家當時的想法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lyt-bluelinesgrad" presentation:presentation-page-layout-name="AL2T1" xml:id="id114" draw:id="id1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以及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為何發展出這些理論</text:p>
              </text:list-item>
              <text:list-item>
                <text:p>為何進行這些實驗的原因</text:p>
              </text:list-item>
            </text:list>
          </draw:text-box>
        </draw:frame>
        <anim:par presentation:node-type="timing-root">
          <anim:par smil:begin="id1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lyt-bluelinesgrad" presentation:presentation-page-layout-name="AL2T1" xml:id="id115" draw:id="id1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科學史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並不只是歷史！</text:p>
              </text:list-item>
            </text:list>
          </draw:text-box>
        </draw:frame>
        <anim:par presentation:node-type="timing-root">
          <anim:par smil:begin="id1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lyt-bluelinesgrad" presentation:presentation-page-layout-name="AL2T1" xml:id="id116" draw:id="id1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科學史的本身</text:p>
          </draw:text-box>
        </draw:frame>
        <draw:frame presentation:style-name="pr5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lyt-bluelinesgrad" presentation:presentation-page-layout-name="AL2T1" xml:id="id117" draw:id="id1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是科學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lyt-bluelinesgrad" presentation:presentation-page-layout-name="AL2T1" xml:id="id118" draw:id="id1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希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會喜歡</text:p>
              </text:list-item>
            </text:list>
          </draw:text-box>
        </draw:frame>
        <anim:par presentation:node-type="timing-root">
          <anim:par smil:begin="id1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lyt-bluelinesgrad" presentation:presentation-page-layout-name="AL2T1" xml:id="id119" draw:id="id1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今天的十分鐘系列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lyt-bluelinesgrad" presentation:presentation-page-layout-name="AL2T1" xml:id="id120" draw:id="id1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們下次見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lyt-bluelinesgrad" presentation:presentation-page-layout-name="AL2T1" xml:id="id121" draw:id="id1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ye Bye!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5-30T09:57:56.513000000</dc:date>
    <meta:editing-duration>P1DT22H47M16S</meta:editing-duration>
    <meta:editing-cycles>474</meta:editing-cycles>
    <meta:generator>LibreOffice/5.1.0.3$Windows_x86 LibreOffice_project/5e3e00a007d9b3b6efb6797a8b8e57b51ab1f737</meta:generator>
    <meta:document-statistic meta:object-count="549"/>
  </office:meta>
</office:document-meta>
</file>